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 style:data-style-name="N1">
      <style:table-cell-properties fo:background-color="transparent"/>
    </style:style>
    <style:style style:name="ce59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62" style:family="table-cell" style:parent-style-name="Default" style:data-style-name="N1"/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65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68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84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89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92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56" table:formula="of:=([.H45]+[.I45])/[.H43]*100" office:value-type="float" office:value="54.8571428571429" calcext:value-type="float">
            <text:p>55</text:p>
          </table:table-cell>
          <table:table-cell table:style-name="ce15" office:value-type="string" calcext:value-type="string">
            <text:p>Unique/Manual</text:p>
          </table:table-cell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2" table:formula="of:=([.B45]+[.C45])/[.B43]*100" office:value-type="float" office:value="73.2558139534884" calcext:value-type="float">
            <text:p>73</text:p>
          </table:table-cell>
          <table:table-cell office:value-type="string" calcext:value-type="string">
            <text:p>Uni/Manual</text:p>
          </table:table-cell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([.H45]+[.I45])/([.H44]+[.I44])*100" office:value-type="float" office:value="64.4295302013423" calcext:value-type="float">
            <text:p>64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62" table:formula="of:=([.B45]+[.C45])/([.B44]+[.C44])*100" office:value-type="float" office:value="80.7692307692308" calcext:value-type="float">
            <text:p>81</text:p>
          </table:table-cell>
          <table:table-cell office:value-type="string" calcext:value-type="string">
            <text:p>Uni/Regular</text:p>
          </table:table-cell>
          <table:table-cell office:value-type="string" calcext:value-type="string">
            <text:p>Regular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table:formula="of:=([.B51]+[.C51])/[.B49]*100" office:value-type="float" office:value="78.4313725490196" calcext:value-type="float">
            <text:p>78</text:p>
          </table:table-cell>
          <table:table-cell office:value-type="string" calcext:value-type="string">
            <text:p>Uni/Manual</text:p>
          </table:table-cell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56" table:formula="of:=([.H51]+[.I51])/[.H49]*100" office:value-type="float" office:value="56.3218390804598" calcext:value-type="float">
            <text:p>56</text:p>
          </table:table-cell>
          <table:table-cell office:value-type="string" calcext:value-type="string">
            <text:p>Unique/Manual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6" table:formula="of:=([.B51]+[.C51])/([.B50]+[.C50])*100" office:value-type="float" office:value="79.2079207920792" calcext:value-type="float">
            <text:p>79</text:p>
          </table:table-cell>
          <table:table-cell office:value-type="string" calcext:value-type="string">
            <text:p>Uni/Regular</text:p>
          </table:table-cell>
          <table:table-cell table:style-name="ce36" office:value-type="string" calcext:value-type="string">
            <text:p>Regular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56" table:formula="of:=([.H51]+[.I51])/([.H50]+[.I50])*100" office:value-type="float" office:value="66.2162162162162" calcext:value-type="float">
            <text:p>66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45"/>
          <table:covered-table-cell table:style-name="ce65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81"/>
          <table:covered-table-cell table:style-name="ce89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65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81" office:value-type="string" calcext:value-type="string">
            <text:p>Excellent</text:p>
          </table:table-cell>
          <table:table-cell table:style-name="ce81" office:value-type="string" calcext:value-type="string">
            <text:p>Good</text:p>
          </table:table-cell>
          <table:table-cell table:style-name="ce81" office:value-type="string" calcext:value-type="string">
            <text:p>Poor</text:p>
          </table:table-cell>
          <table:table-cell table:style-name="ce89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6]/SUM([.B56:.E56]))*100;2);&quot;%&quot;)" office:value-type="string" office:string-value="90,54%" calcext:value-type="string">
            <text:p>90,54%</text:p>
          </table:table-cell>
          <table:table-cell table:style-name="ce23" table:formula="of:=COM.MICROSOFT.CONCAT(ROUND(([.C56]/SUM([.B56:.E56]))*100;2);&quot;%&quot;)" office:value-type="string" office:string-value="4,05%" calcext:value-type="string">
            <text:p>4,05%</text:p>
          </table:table-cell>
          <table:table-cell table:style-name="ce23" table:formula="of:=COM.MICROSOFT.CONCAT(ROUND(([.D56]/SUM([.B56:.E56]))*100;2);&quot;%&quot;)" office:value-type="string" office:string-value="5,41%" calcext:value-type="string">
            <text:p>5,41%</text:p>
          </table:table-cell>
          <table:table-cell table:style-name="ce31" table:formula="of:=COM.MICROSOFT.CONCAT(ROUND(([.E56]/SUM([.B56:.E56]))*100;2);&quot;%&quot;)" office:value-type="string" office:string-value="0%" calcext:value-type="string">
            <text:p>0%</text:p>
          </table:table-cell>
          <table:table-cell/>
          <table:table-cell table:style-name="ce40"/>
          <table:table-cell table:style-name="ce47" table:formula="of:=COM.MICROSOFT.CONCAT(ROUND(([.H56]/SUM([.H56:.K56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6]/SUM([.H56:.K56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6]/SUM([.H56:.K56]))*100;2);&quot;%&quot;)" office:value-type="string" office:string-value="8,57%" calcext:value-type="string">
            <text:p>8,57%</text:p>
          </table:table-cell>
          <table:table-cell table:style-name="ce55" table:formula="of:=COM.MICROSOFT.CONCAT(ROUND(([.K56]/SUM([.H56:.K56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58]/SUM([.B58:.E58]))*100;2);&quot;%&quot;)" office:value-type="string" office:string-value="2,7%" calcext:value-type="string">
            <text:p>2,7%</text:p>
          </table:table-cell>
          <table:table-cell table:style-name="ce23" table:formula="of:=COM.MICROSOFT.CONCAT(ROUND(([.D58]/SUM([.B58:.E58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58]/SUM([.B58:.E58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58]/SUM([.H58:.K58]))*100;2);&quot;%&quot;)" office:value-type="string" office:string-value="13,71%" calcext:value-type="string">
            <text:p>13,71%</text:p>
          </table:table-cell>
          <table:table-cell table:style-name="ce47" table:formula="of:=COM.MICROSOFT.CONCAT(ROUND(([.J58]/SUM([.H58:.K58]))*100;2);&quot;%&quot;)" office:value-type="string" office:string-value="23,43%" calcext:value-type="string">
            <text:p>23,43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0]/SUM([.B60:.E60]))*100;2);&quot;%&quot;)" office:value-type="string" office:string-value="4,05%" calcext:value-type="string">
            <text:p>4,05%</text:p>
          </table:table-cell>
          <table:table-cell table:style-name="ce23" table:formula="of:=COM.MICROSOFT.CONCAT(ROUND(([.D60]/SUM([.B60:.E60]))*100;2);&quot;%&quot;)" office:value-type="string" office:string-value="0%" calcext:value-type="string">
            <text:p>0%</text:p>
          </table:table-cell>
          <table:table-cell table:style-name="ce31" table:formula="of:=COM.MICROSOFT.CONCAT(ROUND(([.E60]/SUM([.B60:.E60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0]/SUM([.H60:.K60]))*100;2);&quot;%&quot;)" office:value-type="string" office:string-value="4,57%" calcext:value-type="string">
            <text:p>4,57%</text:p>
          </table:table-cell>
          <table:table-cell table:style-name="ce47" table:formula="of:=COM.MICROSOFT.CONCAT(ROUND(([.J60]/SUM([.H60:.K60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0]/SUM([.H60:.K60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50%" calcext:value-type="string">
            <text:p>50%</text:p>
          </table:table-cell>
          <table:table-cell table:style-name="ce23" table:formula="of:=COM.MICROSOFT.CONCAT(ROUND(([.C62]/SUM([.B62:.E62]))*100;2);&quot;%&quot;)" office:value-type="string" office:string-value="9,46%" calcext:value-type="string">
            <text:p>9,46%</text:p>
          </table:table-cell>
          <table:table-cell table:style-name="ce23" table:formula="of:=COM.MICROSOFT.CONCAT(ROUND(([.D62]/SUM([.B62:.E62]))*100;2);&quot;%&quot;)" office:value-type="string" office:string-value="25,68%" calcext:value-type="string">
            <text:p>25,68%</text:p>
          </table:table-cell>
          <table:table-cell table:style-name="ce31" table:formula="of:=COM.MICROSOFT.CONCAT(ROUND(([.E62]/SUM([.B62:.E62]))*100;2);&quot;%&quot;)" office:value-type="string" office:string-value="14,86%" calcext:value-type="string">
            <text:p>14,86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37,14%" calcext:value-type="string">
            <text:p>37,14%</text:p>
          </table:table-cell>
          <table:table-cell table:style-name="ce47" table:formula="of:=COM.MICROSOFT.CONCAT(ROUND(([.I62]/SUM([.H62:.K62]))*100;2);&quot;%&quot;)" office:value-type="string" office:string-value="3,43%" calcext:value-type="string">
            <text:p>3,43%</text:p>
          </table:table-cell>
          <table:table-cell table:style-name="ce47" table:formula="of:=COM.MICROSOFT.CONCAT(ROUND(([.J62]/SUM([.H62:.K62]))*100;2);&quot;%&quot;)" office:value-type="string" office:string-value="56%" calcext:value-type="string">
            <text:p>56%</text:p>
          </table:table-cell>
          <table:table-cell table:style-name="ce55" table:formula="of:=COM.MICROSOFT.CONCAT(ROUND(([.K62]/SUM([.H62:.K62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56" table:formula="of:=([.B62]+[.C62])/([.B56]+[.C56])*100" office:value-type="float" office:value="62.8571428571429" calcext:value-type="float">
            <text:p>63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62]+[.I62])/([.H56]+[.I56])*100" office:value-type="float" office:value="44.375" calcext:value-type="float">
            <text:p>4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56" table:formula="of:=([.B62]+[.C62])/([.B58]+[.C58])*100" office:value-type="float" office:value="70.9677419354839" calcext:value-type="float">
            <text:p>71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62]+[.I62])/([.H58]+[.I58])*100" office:value-type="float" office:value="52.9850746268657" calcext:value-type="float">
            <text:p>53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59"/>
          <table:covered-table-cell table:style-name="ce68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84"/>
          <table:covered-table-cell table:style-name="ce92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59" office:value-type="string" calcext:value-type="string">
            <text:p>Excellent</text:p>
          </table:table-cell>
          <table:table-cell table:style-name="ce59" office:value-type="string" calcext:value-type="string">
            <text:p>Good</text:p>
          </table:table-cell>
          <table:table-cell table:style-name="ce59" office:value-type="string" calcext:value-type="string">
            <text:p>Poor</text:p>
          </table:table-cell>
          <table:table-cell table:style-name="ce68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84" office:value-type="string" calcext:value-type="string">
            <text:p>Excellent</text:p>
          </table:table-cell>
          <table:table-cell table:style-name="ce84" office:value-type="string" calcext:value-type="string">
            <text:p>Good</text:p>
          </table:table-cell>
          <table:table-cell table:style-name="ce84" office:value-type="string" calcext:value-type="string">
            <text:p>Poor</text:p>
          </table:table-cell>
          <table:table-cell table:style-name="ce92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0]/SUM([.B70:.E70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1,39%" calcext:value-type="string">
            <text:p>61,39%</text:p>
          </table:table-cell>
          <table:table-cell table:style-name="ce26" table:formula="of:=COM.MICROSOFT.CONCAT(ROUND(([.C76]/SUM([.B76:.E76]))*100;2);&quot;%&quot;)" office:value-type="string" office:string-value="14,85%" calcext:value-type="string">
            <text:p>14,85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62" table:formula="of:=([.B76]+[.C76])/([.B70]+[.C70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76]+[.I76])/([.H70]+[.I70])*100" office:value-type="float" office:value="62.5" calcext:value-type="float">
            <text:p>6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62" table:formula="of:=([.B76]+[.C76])/([.B72]+[.C72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76]+[.I76])/([.H72]+[.I72])*100" office:value-type="float" office:value="81.3953488372093" calcext:value-type="float">
            <text:p>81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8:22:14.9111552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8-29T16:43:42.446567165</dc:date>
    <meta:editing-duration>P1DT3H8M23S</meta:editing-duration>
    <meta:editing-cycles>57</meta:editing-cycles>
    <meta:generator>LibreOffice/6.0.7.3$Linux_X86_64 LibreOffice_project/00m0$Build-3</meta:generator>
    <meta:document-statistic meta:table-count="1" meta:cell-count="466" meta:object-count="0"/>
  </office:meta>
</office:document-meta>
</file>